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8f72" officeooo:paragraph-rsid="00068f72"/>
    </style:style>
    <style:style style:name="P2" style:family="paragraph" style:parent-style-name="Standard">
      <style:text-properties officeooo:rsid="00068f72" officeooo:paragraph-rsid="000cd49e"/>
    </style:style>
    <style:style style:name="P3" style:family="paragraph" style:parent-style-name="Standard">
      <style:text-properties officeooo:rsid="00079b0c" officeooo:paragraph-rsid="00079b0c"/>
    </style:style>
    <style:style style:name="P4" style:family="paragraph" style:parent-style-name="Standard">
      <style:text-properties officeooo:rsid="00079b0c" officeooo:paragraph-rsid="000cd49e"/>
    </style:style>
    <style:style style:name="P5" style:family="paragraph" style:parent-style-name="Standard">
      <style:text-properties officeooo:rsid="0008a8ba" officeooo:paragraph-rsid="0008a8ba"/>
    </style:style>
    <style:style style:name="P6" style:family="paragraph" style:parent-style-name="Standard">
      <style:text-properties officeooo:rsid="0008a8ba" officeooo:paragraph-rsid="000cd49e"/>
    </style:style>
    <style:style style:name="P7" style:family="paragraph" style:parent-style-name="Standard">
      <style:text-properties officeooo:rsid="000a6205" officeooo:paragraph-rsid="000a6205"/>
    </style:style>
    <style:style style:name="P8" style:family="paragraph" style:parent-style-name="Standard">
      <style:text-properties officeooo:rsid="000a6205" officeooo:paragraph-rsid="000cd49e"/>
    </style:style>
    <style:style style:name="P9" style:family="paragraph" style:parent-style-name="Standard">
      <style:text-properties officeooo:rsid="000b0e89" officeooo:paragraph-rsid="000b0e89"/>
    </style:style>
    <style:style style:name="P10" style:family="paragraph" style:parent-style-name="Standard">
      <style:text-properties officeooo:rsid="000b0e89" officeooo:paragraph-rsid="000cd49e"/>
    </style:style>
    <style:style style:name="P11" style:family="paragraph" style:parent-style-name="Standard">
      <style:text-properties style:text-underline-style="solid" style:text-underline-width="auto" style:text-underline-color="font-color" officeooo:rsid="00068f72" officeooo:paragraph-rsid="00068f72"/>
    </style:style>
    <style:style style:name="P12" style:family="paragraph" style:parent-style-name="Standard">
      <style:text-properties style:text-underline-style="solid" style:text-underline-width="auto" style:text-underline-color="font-color" officeooo:rsid="00079b0c" officeooo:paragraph-rsid="00079b0c"/>
    </style:style>
    <style:style style:name="P13" style:family="paragraph" style:parent-style-name="Standard">
      <style:text-properties officeooo:rsid="000c6cc2" officeooo:paragraph-rsid="000cd49e"/>
    </style:style>
    <style:style style:name="T1" style:family="text">
      <style:text-properties officeooo:rsid="00079b0c"/>
    </style:style>
    <style:style style:name="T2" style:family="text">
      <style:text-properties officeooo:rsid="0008a8ba"/>
    </style:style>
    <style:style style:name="T3" style:family="text">
      <style:text-properties officeooo:rsid="0008cf10"/>
    </style:style>
    <style:style style:name="T4" style:family="text">
      <style:text-properties officeooo:rsid="000a6205"/>
    </style:style>
    <style:style style:name="T5" style:family="text">
      <style:text-properties officeooo:rsid="000c50d3"/>
    </style:style>
    <style:style style:name="T6" style:family="text">
      <style:text-properties officeooo:rsid="000cd49e"/>
    </style:style>
    <style:style style:name="T7" style:family="text">
      <style:text-properties style:font-name="DejaVu Serif1"/>
    </style:style>
    <style:style style:name="T8" style:family="text">
      <style:text-properties style:font-name="DejaVu Serif1" officeooo:rsid="00079b0c"/>
    </style:style>
    <style:style style:name="T9" style:family="text">
      <style:text-properties style:font-name="DejaVu Serif1" officeooo:rsid="000cd49e"/>
    </style:style>
    <style:style style:name="T10" style:family="text">
      <style:text-properties style:font-name="DejaVu Serif"/>
    </style:style>
    <style:style style:name="T11" style:family="text">
      <style:text-properties officeooo:rsid="000d92c7"/>
    </style:style>
    <style:style style:name="T12" style:family="text">
      <style:text-properties officeooo:rsid="000ee6ae"/>
    </style:style>
    <style:style style:name="T13" style:family="text">
      <style:text-properties officeooo:rsid="000f1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r Yakari-Stamm</text:p>
      <text:p text:style-name="P1"/>
      <text:p text:style-name="P1">(“Yakari”: Der mit den Tieren spricht)</text:p>
      <text:p text:style-name="P1"/>
      <text:p text:style-name="P2">Der Yakari-Stamm ist ein Eingeboren Stamm in den tiefsten Urw<text:span text:style-name="T8">ä</text:span>ldern des Amazonas, seit Urzeiten von de<text:span text:style-name="T1">r</text:span> Zivilisation abgeschnitten.</text:p>
      <text:p text:style-name="P2">Die Struktur des Stamm<text:span text:style-name="T1">e</text:span>s ist streng hierarchisch aufgebaut, um ein <text:span text:style-name="T9">Ü</text:span>berleben f<text:span text:style-name="T9">ü</text:span>r alle zu sichern. <text:span text:style-name="T1">Gehorsamkeit gegenuber der F</text:span><text:span text:style-name="T9">ü</text:span><text:span text:style-name="T1">hrung des Stammes ist unabdingbar. Allgemein haben die M</text:span><text:span text:style-name="T8">ä</text:span><text:span text:style-name="T1">nner das Sagen, w</text:span><text:span text:style-name="T8">ä</text:span><text:span text:style-name="T1">hrend die Fra</text:span><text:span text:style-name="T9">ue</text:span><text:span text:style-name="T1">n gehorchen und hintenrum ein wenig an den F</text:span><text:span text:style-name="T8">ä</text:span><text:span text:style-name="T1">den ziehen. Wer sich aber offensichtlich den Anweisungen widersetzt kann schwer bestraft werden.</text:span></text:p>
      <text:p text:style-name="P13">Der Alltag wird vor allem durch den <text:span text:style-name="T9">Ü</text:span>berlebenskampf im Dschungel gepr<text:span text:style-name="T8">ä</text:span>gt. Die Yakari sind ein sehr abergl<text:span text:style-name="T8">ä</text:span>ubisches Volk, welches den Waldgott “HALON” verehrt und bei ihm f<text:span text:style-name="T9">ü</text:span>r Jagderfolg und Gesundheit bittet.</text:p>
      <text:p text:style-name="P1"/>
      <text:p text:style-name="P2">Das Oberhaupt, der “Kepala”, hat die F<text:span text:style-name="T9">ü</text:span>hrung <text:span text:style-name="T9">ü</text:span>ber den Stamm. Es geschieht nichts innerhalb des Stammesgebietes, ohne da<text:span text:style-name="T1">s</text:span>s er davon erf<text:span text:style-name="T8">ä</text:span>hrt. Der Posten des “Kepala” wird <text:span text:style-name="T1">an den </text:span><text:span text:style-name="T8">ä</text:span><text:span text:style-name="T1">ltesten Sohn vererbt</text:span>. Nicht jeder Nachfahre eignet sich f<text:span text:style-name="T9">ü</text:span>r diesen hohen Posten. So kam es in der Geschichte der Yakari auch schon zu dem ein oder anderen gewaltsamen Ende eines “Kepala”.</text:p>
      <text:p text:style-name="P1">Dem “Kepala” untergeben sind die Schamanen und die Krieger.</text:p>
      <text:p text:style-name="P2">Die Krieger <text:span text:style-name="T1">(“Toa”) </text:span>stellen die Hauptkampfkraft eines Stammes dar, und sind somit gut im Umgang mit Speer und Bogen und nat<text:span text:style-name="T9">ü</text:span>rlich <text:span text:style-name="T11">Profis bei</text:span> der Jagd. Falls keine Bedrohung des Stammes vorliegt verbringen sie ihre Zeit mit der Jagd oder der Bewachung des Lagers und mit der Erforschung des ewigen Gr<text:span text:style-name="T9">ü</text:span>n.</text:p>
      <text:p text:style-name="P2">Den Schamanen <text:span text:style-name="T1">(“Dukun”)</text:span> obliegt die hohe Ehre mit den Waldg<text:span text:style-name="T9">ö</text:span>ttern in Kontakt zu treten. Die meisten von ihnen verbringen die Zeit allein in der Meditation oder auf spirit<text:span text:style-name="T9">ue</text:span>llen Reisen in kleinen Kreisen. Zeitgleich sind sie die Heiler der kranken und die engsten Berater des “Kepala”. Manche der Schamanen erreichen in ihrer Mediation nahezu hellseherische Kr<text:span text:style-name="T8">ä</text:span>fte. Legenden nach sollen noch ganz andere F<text:span text:style-name="T8">ä</text:span>higkeiten mittels Meditation erreichbar sein.</text:p>
      <text:p text:style-name="P2">Diese drei Fraktionen (“Kepala”, “<text:span text:style-name="T1">Toa</text:span>”, “<text:span text:style-name="T1">Dukun</text:span>”) bilden die F<text:span text:style-name="T9">ü</text:span>hrung der Yakari.</text:p>
      <text:p text:style-name="P2">Der Rest des Stammes widmet sich den alltagelichen Aufgaben, wie dem Sammeln von Essbarem (Obst, N<text:span text:style-name="T9">ü</text:span>sse, Wurzeln), Viehzucht <text:span text:style-name="T1">oder</text:span> der Kindererziehu<text:span text:style-name="T1">ng.</text:span></text:p>
      <text:p text:style-name="P1"/>
      <text:p text:style-name="P12">Geschichte des Yakari-Stamms</text:p>
      <text:p text:style-name="P3"/>
      <text:p text:style-name="P4">Die <text:span text:style-name="T9">Ü</text:span>berlieferung der Geschichte der Yakari geschieht haupts<text:span text:style-name="T7">ä</text:span>chlich <text:span text:style-name="T9">ü</text:span>ber das Erz<text:span text:style-name="T7">ä</text:span>hlen von Geschichten am Lagerfe<text:span text:style-name="T9">ue</text:span>r, wenn die “Dukun” die anderen an ihrer Weisheit teilhaben lassen.</text:p>
      <text:p text:style-name="P4">Weit reicht die Geschichte <text:span text:style-name="T5">des Stammes deswegen </text:span>nicht zur<text:span text:style-name="T9">ü</text:span>ck. <text:span text:style-name="T5">Es </text:span>ist vor allem die j<text:span text:style-name="T9">ü</text:span>ngste Geschichte, die dem Stamm schwer zugesetzt hat <text:span text:style-name="T5">und zur beliebtesten Erz</text:span><text:span text:style-name="T7">ä</text:span><text:span text:style-name="T5">hlung der Alten geworden ist</text:span>.</text:p>
      <text:p text:style-name="P3">Vor <text:span text:style-name="T5">30</text:span> “Tahun” (Jahren) gab es einen grossen “Kepala”, <text:span text:style-name="T2">dem zwei Jungen ,Zwillinge, geboren wurden.</text:span></text:p>
      <text:p text:style-name="P6">Ein grosses Wunder f<text:span text:style-name="T9">ü</text:span>r die Yakari, die so etwas vorher noch nie gesehen hatten. Die beiden Br<text:span text:style-name="T9">ü</text:span>der wuchsen beh<text:span text:style-name="T9">ü</text:span>tet und von allen verehrt auf, bis es eines Tages <text:soft-page-break/>an die Nachfolge als Kepala ging. Ihr Vater schied dahin und <text:span text:style-name="T9">ü</text:span>berliess die F<text:span text:style-name="T9">ü</text:span>hrung des Stammes den beiden S<text:span text:style-name="T9">ö</text:span>hnen zu gleichen Teilen.</text:p>
      <text:p text:style-name="P5">Obwohl sich die Beiden gut verstanden, gab es doch verschiedene Auffassungen, was zum Beispiel den Umgang mit fremden Artefakten anging.</text:p>
      <text:p text:style-name="P6">Der “<text:span text:style-name="T8">ä</text:span>ltere” <text:span text:style-name="T3">(den die Legende als B</text:span><text:span text:style-name="T8">ä</text:span><text:span text:style-name="T3">ren “Urso” bezeichnet)</text:span> von beiden versuchte, solche Artefakte fern vom Lager zu halten, falls sie gef<text:span text:style-name="T8">ä</text:span>hrlich sein k<text:span text:style-name="T9">ö</text:span>nnten, ganz der Krieger der er war. Alle die solche Gegenst<text:span text:style-name="T8">ä</text:span>nde von Ausfl<text:span text:style-name="T9">ü</text:span>gen ins ewige Gr<text:span text:style-name="T9">ü</text:span>n mit zur<text:span text:style-name="T9">ü</text:span>ck brachten wurden bestraft und die Artefakte vernichtet.</text:p>
      <text:p text:style-name="P6">Der “j<text:span text:style-name="T9">ü</text:span>ngere” (in der Geschichte immer der Wolf “<text:span text:style-name="T3">Lobo</text:span>”) <text:span text:style-name="T5">betrachtete</text:span> die Artefakte eher <text:span text:style-name="T5">mit einer gewissen Neugierde</text:span>. Eher den Dukun zugewandt versuchte er die Bedeutung <text:span text:style-name="T5">bzw.</text:span> Funktion dieser merkw<text:span text:style-name="T9">ü</text:span>rdigen Artefakte zu entschl<text:span text:style-name="T9">ü</text:span>sseln, wobei sich ein betr<text:span text:style-name="T8">ä</text:span>chtlicher “Schatz” ansammelte, den er aber vor seinem Bruder geheim hielt.</text:p>
      <text:p text:style-name="P6">Alles w<text:span text:style-name="T8">ä</text:span>re friedlich geblieben, w<text:span text:style-name="T8">ä</text:span>re “<text:span text:style-name="T3">Lobo</text:span>” nicht eines Tages <text:span text:style-name="T4">bei einem seiner spirituellen Spazierg</text:span><text:span text:style-name="T8">ä</text:span><text:span text:style-name="T4">nge im ewigen Gr</text:span><text:span text:style-name="T9">ü</text:span><text:span text:style-name="T4">n </text:span><text:span text:style-name="T9">ü</text:span><text:span text:style-name="T4">ber eine ihm unbekannten Person gestolpert. Eine mit merkw</text:span><text:span text:style-name="T9">ü</text:span><text:span text:style-name="T4">rdigem Fell bekleidete Frau, mit weisser Haut, lag dort bewusstlos am Boden, von einer Horde Affen umringt. Er verscheuchte die Horde und be</text:span><text:span text:style-name="T8">ä</text:span><text:span text:style-name="T4">ugte das Wesen mistrauisch aber dennoch neugierig. </text:span></text:p>
      <text:p text:style-name="P6"><text:span text:style-name="T4">Er nahm sie und versteckte sie in einer seiner “Schatzkammern”, wo er sie aufp</text:span><text:span text:style-name="T8">ä</text:span><text:span text:style-name="T4">ppelte und regelm</text:span><text:span text:style-name="T8">ä</text:span><text:span text:style-name="T4">ssig besuchte. Es stellte sich heraus, dass sie von weit weg kam, einer Welt jenseits seiner Vostellungskraft. </text:span></text:p>
      <text:p text:style-name="P7">Die beiden verbrachten viel Zeit zusammen und lernten voneinander. </text:p>
      <text:p text:style-name="P8">Ab und an brachte Lobo auch andere Stammesmitglieder mit in sein Versteck, um diese Fremde Gestalt begr<text:span text:style-name="T9">ü</text:span>ssen <text:span text:style-name="T5">zu k</text:span><text:span text:style-name="T9">ö</text:span><text:span text:style-name="T5">nnen </text:span>und kenne<text:span text:style-name="T5">n</text:span> zu lernen.</text:p>
      <text:p text:style-name="P8">Als die ersten Ger<text:span text:style-name="T9">ü</text:span>chte innerhalb des <text:span text:style-name="T12">Stammes</text:span> die Runde machten, bekam auch Urso von dieser Geschichte Wind. </text:p>
      <text:p text:style-name="P9">An dem Abend an dem Urso seinen Bruder zur Rede stellte, gab es einen furchtbaren Streit, der alle Stammesmitglieder betraf.</text:p>
      <text:p text:style-name="P10">Auf der einen Seite <text:span text:style-name="T13">standen </text:span>die Anh<text:span text:style-name="T8">ä</text:span>nger Lobos, die diese Fr<text:span text:style-name="T5">a</text:span>u als Gottesgeschenk ansahen und sie verteidigten, w<text:span text:style-name="T8">ä</text:span>hrend Ursos Gefolgsleute in ihr eine unbekannte Bedrohung sahen, deren Folgen nicht abzusehen waren.</text:p>
      <text:p text:style-name="P9">Keiner der beiden wich von seiner Haltung ab, so dass es schliesslich zur Spaltung der Yakari kam. </text:p>
      <text:p text:style-name="P10">Lobo wurde samt seinen Anh<text:span text:style-name="T8">ä</text:span>ngern aus dem Lager vertrieben und bis heute ist nur dem aktuellen “Kepala”, namentlich “Urso”, bekannt, wie es seinem Zwillingsbruder ergangen ist.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39:59.400632150</meta:creation-date>
    <dc:date>2017-11-16T13:46:18.529774003</dc:date>
    <meta:editing-duration>PT1H9M22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2" meta:paragraph-count="28" meta:word-count="791" meta:character-count="5223" meta:non-whitespace-character-count="4455"/>
  </office:meta>
</office:document-meta>
</file>